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5in"/>
    </style:style>
    <style:style style:name="co2" style:family="table-column">
      <style:table-column-properties fo:break-before="auto" style:column-width="1.8016in"/>
    </style:style>
    <style:style style:name="co3" style:family="table-column">
      <style:table-column-properties fo:break-before="auto" style:column-width="2.1083in"/>
    </style:style>
    <style:style style:name="co4" style:family="table-column">
      <style:table-column-properties fo:break-before="auto" style:column-width="0.8193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/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5"/>
        <table:table-column table:style-name="co5" table:default-cell-style-name="Default"/>
        <table:table-column table:style-name="co6" table:number-columns-repeated="4" table:default-cell-style-name="Default"/>
        <table:table-column table:style-name="co6" table:default-cell-style-name="ce5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Link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PowerSupply</text:p>
          </table:table-cell>
          <table:table-cell office:value-type="string" calcext:value-type="string">
            <text:p>AnalogBoard</text:p>
          </table:table-cell>
          <table:table-cell office:value-type="string" calcext:value-type="string">
            <text:p>DigitalBoar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ailable</text:p>
          </table:table-cell>
          <table:table-cell table:style-name="Default"/>
        </table:table-row>
        <table:table-row table:style-name="ro2">
          <table:table-cell office:value-type="string" calcext:value-type="string">
            <text:p>Pinheader</text:p>
          </table:table-cell>
          <table:table-cell/>
          <table:table-cell office:value-type="string" calcext:value-type="string">
            <text:p><text:a xlink:href="javascript:Bestellnr('1543');setCookie('letzteseite',%20aktSeite);Seite('detail.htm');Absenden();" xlink:type="simple">Stiftleiste 1x36 pol gerade</text:a></text:p>
          </table:table-cell>
          <table:table-cell office:value-type="currency" office:currency="EUR" office:value="0.14" calcext:value-type="currency">
            <text:p>0.14 €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[.G2]+[.F2]+[.E2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28" calcext:value-type="currency">
            <text:p>0.28 €</text:p>
          </table:table-cell>
        </table:table-row>
        <table:table-row table:style-name="ro2">
          <table:table-cell office:value-type="string" calcext:value-type="string">
            <text:p>1000µF/35V</text:p>
          </table:table-cell>
          <table:table-cell office:value-type="string" calcext:value-type="string">
            <text:p>5mm Grid</text:p>
          </table:table-cell>
          <table:table-cell office:value-type="string" calcext:value-type="string">
            <text:p><text:a xlink:href="http://www.reichelt.de/Elkos-radial-105-C-1000-5000h/RAD-FC-1-000-35/3/index.html?&amp;ACTION=3&amp;LA=2&amp;ARTICLE=84697&amp;GROUPID=4000&amp;artnr=RAD+FC+1.000%2F35" xlink:type="simple">RAD FC 1.000/35</text:a></text:p>
          </table:table-cell>
          <table:table-cell office:value-type="currency" office:currency="EUR" office:value="0.54" calcext:value-type="currency">
            <text:p>0.54 €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3]+[.F3]+[.E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3]-[.I3]&gt;0; [.H3]*[.D3]; 0)" office:value-type="currency" office:currency="EUR" office:value="1.08" calcext:value-type="currency">
            <text:p>1.08 €</text:p>
          </table:table-cell>
        </table:table-row>
        <table:table-row table:style-name="ro2">
          <table:table-cell office:value-type="string" calcext:value-type="string">
            <text:p>100nF/0603</text:p>
          </table:table-cell>
          <table:table-cell/>
          <table:table-cell office:value-type="string" calcext:value-type="string">
            <text:p><text:a xlink:href="http://www.reichelt.de/Vielschicht-SMD-G0603/X7R-G0603-100N/3/index.html?&amp;ACTION=3&amp;LA=2&amp;ARTICLE=31873&amp;GROUPID=3164&amp;artnr=X7R-G0603+100N" xlink:type="simple">X7R-G0603 100N</text:a>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G4]+[.F4]+[.E4]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style-name="Default" table:formula="of:=IF([.H4]-[.I4]&gt;0; [.H4]*[.D4]; 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nF/Y2</text:p>
          </table:table-cell>
          <table:table-cell office:value-type="string" calcext:value-type="string">
            <text:p>15mm Grid</text:p>
          </table:table-cell>
          <table:table-cell office:value-type="string" calcext:value-type="string">
            <text:p><text:a xlink:href="http://www.reichelt.de/Funkentstoerkondensatoren/MP3-Y2-10N/3/index.html?&amp;ACTION=3&amp;LA=2&amp;ARTICLE=32025&amp;GROUPID=3157&amp;artnr=MP3-Y2+10N" xlink:type="simple">MP3-Y2 10N</text:a></text:p>
          </table:table-cell>
          <table:table-cell office:value-type="currency" office:currency="EUR" office:value="0.36" calcext:value-type="currency">
            <text:p>0.36 €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5]+[.F5]+[.E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5]-[.I5]&gt;0; [.H5]*[.D5]; 0)" office:value-type="currency" office:currency="EUR" office:value="0.72" calcext:value-type="currency">
            <text:p>0.72 €</text:p>
          </table:table-cell>
        </table:table-row>
        <table:table-row table:style-name="ro2">
          <table:table-cell office:value-type="string" calcext:value-type="string">
            <text:p>220nF/X2</text:p>
          </table:table-cell>
          <table:table-cell office:value-type="string" calcext:value-type="string">
            <text:p>22mm Grid</text:p>
          </table:table-cell>
          <table:table-cell office:value-type="string" calcext:value-type="string">
            <text:p><text:a xlink:href="http://www.reichelt.de/Funkentstoerkondensatoren/FUNK-220N/3/index.html?&amp;ACTION=3&amp;LA=2&amp;ARTICLE=8065&amp;GROUPID=3157&amp;artnr=FUNK+220N" xlink:type="simple">FUNK 220N</text:a></text:p>
          </table:table-cell>
          <table:table-cell office:value-type="currency" office:currency="EUR" office:value="0.21" calcext:value-type="currency">
            <text:p>0.21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]+[.F6]+[.E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6]-[.I6]&gt;0; [.H6]*[.D6]; 0)" office:value-type="currency" office:currency="EUR" office:value="0.21" calcext:value-type="currency">
            <text:p>0.21 €</text:p>
          </table:table-cell>
        </table:table-row>
        <table:table-row table:style-name="ro2">
          <table:table-cell office:value-type="string" calcext:value-type="string">
            <text:p>2x18V/5VA</text:p>
          </table:table-cell>
          <table:table-cell office:value-type="string" calcext:value-type="string">
            <text:p>Transformer EI42-2</text:p>
          </table:table-cell>
          <table:table-cell office:value-type="string" calcext:value-type="string">
            <text:p><text:a xlink:href="http://www.reichelt.de/Printtrafos-5-0-8-0VA/EI-42-14-8-218/3/index.html?&amp;ACTION=3&amp;LA=2&amp;ARTICLE=27371&amp;GROUPID=3316&amp;artnr=EI+42%2F14%2C8+218" xlink:type="simple">EI 42/14,8 218</text:a></text:p>
          </table:table-cell>
          <table:table-cell office:value-type="currency" office:currency="EUR" office:value="4.25" calcext:value-type="currency">
            <text:p>4.25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7]+[.F7]+[.E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7]-[.I7]&gt;0; [.H7]*[.D7]; 0)" office:value-type="currency" office:currency="EUR" office:value="4.25" calcext:value-type="currency">
            <text:p>4.25 €</text:p>
          </table:table-cell>
        </table:table-row>
        <table:table-row table:style-name="ro2">
          <table:table-cell office:value-type="string" calcext:value-type="string">
            <text:p>312mA</text:p>
          </table:table-cell>
          <table:table-cell office:value-type="string" calcext:value-type="string">
            <text:p>Fuse+Holder, 22,5mm Grid</text:p>
          </table:table-cell>
          <table:table-cell office:value-type="string" calcext:value-type="string">
            <text:p><text:a xlink:href="http://www.reichelt.de/Sicherungshalter/PL-112000/3/index.html?&amp;ACTION=3&amp;LA=2&amp;ARTICLE=14678&amp;GROUPID=3308&amp;artnr=PL+112000" xlink:type="simple">PL 112000</text:a>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8]+[.F8]+[.E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8]-[.I8]&gt;0; [.H8]*[.D8]; 0)" office:value-type="currency" office:currency="EUR" office:value="0.16" calcext:value-type="currency">
            <text:p>0.16 €</text:p>
          </table:table-cell>
        </table:table-row>
        <table:table-row table:style-name="ro2">
          <table:table-cell office:value-type="string" calcext:value-type="string">
            <text:p>470µ/16V</text:p>
          </table:table-cell>
          <table:table-cell office:value-type="string" calcext:value-type="string">
            <text:p>5mm Grid</text:p>
          </table:table-cell>
          <table:table-cell office:value-type="string" calcext:value-type="string">
            <text:p><text:a xlink:href="http://www.reichelt.de/Elkos-radial-105-C-1000-5000h/RAD-FC-470-16/3/index.html?&amp;ACTION=3&amp;LA=2&amp;ARTICLE=84668&amp;GROUPID=4000&amp;artnr=RAD+FC+470%2F16" xlink:type="simple">RAD FC 470/16</text:a></text:p>
          </table:table-cell>
          <table:table-cell office:value-type="currency" office:currency="EUR" office:value="0.23" calcext:value-type="currency">
            <text:p>0.23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9]+[.F9]+[.E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9]-[.I9]&gt;0; [.H9]*[.D9]; 0)" office:value-type="currency" office:currency="EUR" office:value="0.23" calcext:value-type="currency">
            <text:p>0.23 €</text:p>
          </table:table-cell>
        </table:table-row>
        <table:table-row table:style-name="ro2">
          <table:table-cell office:value-type="string" calcext:value-type="string">
            <text:p>470µ/35V</text:p>
          </table:table-cell>
          <table:table-cell office:value-type="string" calcext:value-type="string">
            <text:p>5mm Grid</text:p>
          </table:table-cell>
          <table:table-cell office:value-type="string" calcext:value-type="string">
            <text:p><text:a xlink:href="http://www.reichelt.de/Elkos-radial-105-C-1000-5000h/RAD-FC-470-35/3/index.html?&amp;ACTION=3&amp;LA=2&amp;ARTICLE=84673&amp;GROUPID=4000&amp;artnr=RAD+FC+470%2F35" xlink:type="simple">RAD FC 470/35</text:a></text:p>
          </table:table-cell>
          <table:table-cell office:value-type="currency" office:currency="EUR" office:value="0.29" calcext:value-type="currency">
            <text:p>0.29 €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10]+[.F10]+[.E1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10]-[.I10]&gt;0; [.H10]*[.D10]; 0)" office:value-type="currency" office:currency="EUR" office:value="0.58" calcext:value-type="currency">
            <text:p>0.58 €</text:p>
          </table:table-cell>
        </table:table-row>
        <table:table-row table:style-name="ro2">
          <table:table-cell office:value-type="string" calcext:value-type="string">
            <text:p>LM7805</text:p>
          </table:table-cell>
          <table:table-cell/>
          <table:table-cell table:style-name="ce2" office:value-type="string" calcext:value-type="string">
            <text:p><text:a xlink:href="http://www.reichelt.de/-A-7805/3/index.html?&amp;ACTION=3&amp;LA=446&amp;ARTICLE=23443&amp;artnr=µA+7805&amp;SEARCH=7805" xlink:type="simple">µA 7805</text:a></text:p>
          </table:table-cell>
          <table:table-cell office:value-type="currency" office:currency="EUR" office:value="0.27" calcext:value-type="currency">
            <text:p>0.27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]+[.F11]+[.E1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table:formula="of:=IF([.H11]-[.I11]&gt;0; [.H11]*[.D11]; 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M7815</text:p>
          </table:table-cell>
          <table:table-cell/>
          <table:table-cell table:style-name="ce2" office:value-type="string" calcext:value-type="string">
            <text:p><text:a xlink:href="http://www.reichelt.de/-A-7815/3/index.html?&amp;ACTION=3&amp;LA=446&amp;ARTICLE=23458&amp;artnr=µA+7815&amp;SEARCH=7815" xlink:type="simple">µA 7815</text:a></text:p>
          </table:table-cell>
          <table:table-cell office:value-type="currency" office:currency="EUR" office:value="0.28" calcext:value-type="currency">
            <text:p>0.28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]+[.F12]+[.E1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12]-[.I12]&gt;0; [.H12]*[.D12]; 0)" office:value-type="currency" office:currency="EUR" office:value="0.28" calcext:value-type="currency">
            <text:p>0.28 €</text:p>
          </table:table-cell>
        </table:table-row>
        <table:table-row table:style-name="ro2">
          <table:table-cell office:value-type="string" calcext:value-type="string">
            <text:p>LM7915</text:p>
          </table:table-cell>
          <table:table-cell/>
          <table:table-cell table:style-name="ce2" office:value-type="string" calcext:value-type="string">
            <text:p><text:a xlink:href="http://www.reichelt.de/-A-7915/3/index.html?&amp;ACTION=3&amp;LA=446&amp;ARTICLE=23496&amp;artnr=µA+7915&amp;SEARCH=7915" xlink:type="simple">µA 7915</text:a></text:p>
          </table:table-cell>
          <table:table-cell office:value-type="currency" office:currency="EUR" office:value="0.31" calcext:value-type="currency">
            <text:p>0.31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]+[.F13]+[.E1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13]-[.I13]&gt;0; [.H13]*[.D13]; 0)" office:value-type="currency" office:currency="EUR" office:value="0.31" calcext:value-type="currency">
            <text:p>0.31 €</text:p>
          </table:table-cell>
        </table:table-row>
        <table:table-row table:style-name="ro2">
          <table:table-cell office:value-type="string" calcext:value-type="string">
            <text:p>Rectifier</text:p>
          </table:table-cell>
          <table:table-cell office:value-type="string" calcext:value-type="string">
            <text:p>B-Dil</text:p>
          </table:table-cell>
          <table:table-cell office:value-type="string" calcext:value-type="string">
            <text:p><text:a xlink:href="http://www.reichelt.de/Gleichrichter/B40C800DIP/3/index.html?&amp;ACTION=3&amp;LA=2&amp;ARTICLE=4639&amp;GROUPID=2998&amp;artnr=B40C800DIP" xlink:type="simple">B40C800DIP</text:a></text:p>
          </table:table-cell>
          <table:table-cell office:value-type="currency" office:currency="EUR" office:value="0.18" calcext:value-type="currency">
            <text:p>0.18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4]+[.F14]+[.E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14]-[.I14]&gt;0; [.H14]*[.D14]; 0)" office:value-type="currency" office:currency="EUR" office:value="0.18" calcext:value-type="currency">
            <text:p>0.18 €</text:p>
          </table:table-cell>
        </table:table-row>
        <table:table-row table:style-name="ro2">
          <table:table-cell office:value-type="string" calcext:value-type="string">
            <text:p>0R/1206</text:p>
          </table:table-cell>
          <table:table-cell/>
          <table:table-cell office:value-type="string" calcext:value-type="string">
            <text:p><text:a xlink:href="javascript:Bestellnr('10-120000');setCookie('letzteseite',%20aktSeite);Seite('detail.htm');Absenden();" xlink:type="simple">1206 SMD 0 Ohm</text:a></text:p>
          </table:table-cell>
          <table:table-cell office:value-type="currency" office:currency="EUR" office:value="0.01" calcext:value-type="currency">
            <text:p>0.01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15]+[.F15]+[.E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15]-[.I15]&gt;0; [.H15]*[.D15]; 0)" office:value-type="currency" office:currency="EUR" office:value="0.01" calcext:value-type="currency">
            <text:p>0.01 €</text:p>
          </table:table-cell>
        </table:table-row>
        <table:table-row table:style-name="ro2">
          <table:table-cell office:value-type="string" calcext:value-type="string">
            <text:p>0R1/5W</text:p>
          </table:table-cell>
          <table:table-cell office:value-type="string" calcext:value-type="string">
            <text:p>6.4x25mm</text:p>
          </table:table-cell>
          <table:table-cell office:value-type="string" calcext:value-type="string">
            <text:p><text:a xlink:href="http://www.reichelt.de/5-Watt-axial/5W-AXIAL-0-1/3/index.html?&amp;ACTION=3&amp;LA=2&amp;ARTICLE=2572&amp;GROUPID=3117&amp;artnr=5W+AXIAL+0%2C1" xlink:type="simple">5W AXIAL 0,1</text:a></text:p>
          </table:table-cell>
          <table:table-cell office:value-type="currency" office:currency="EUR" office:value="0.36" calcext:value-type="currency">
            <text:p>0.36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G16]+[.F16]+[.E16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H16]-[.I16]&gt;0; [.H16]*[.D16]; 0)" office:value-type="currency" office:currency="EUR" office:value="1.44" calcext:value-type="currency">
            <text:p>1.44 €</text:p>
          </table:table-cell>
        </table:table-row>
        <table:table-row table:style-name="ro1">
          <table:table-cell office:value-type="string" calcext:value-type="string">
            <text:p>100R/0603</text:p>
          </table:table-cell>
          <table:table-cell/>
          <table:table-cell table:style-name="ce3"/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formula="of:=[.G17]+[.F17]+[.E17]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style-name="Default" table:formula="of:=IF([.H17]-[.I17]&gt;0; [.H17]*[.D17]; 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00µF/25V</text:p>
          </table:table-cell>
          <table:table-cell office:value-type="string" calcext:value-type="string">
            <text:p>6mm, 2.5mm Grid</text:p>
          </table:table-cell>
          <table:table-cell office:value-type="string" calcext:value-type="string">
            <text:p><text:a xlink:href="http://www.reichelt.de/Elkos-radial-105-C-1000-5000h/RAD-FC-100-25/3/index.html?&amp;ACTION=3&amp;LA=2&amp;ARTICLE=84618&amp;GROUPID=4000&amp;artnr=RAD+FC+100%2F25" xlink:type="simple">RAD FC 100/25</text:a></text:p>
          </table:table-cell>
          <table:table-cell office:value-type="currency" office:currency="EUR" office:value="0.12" calcext:value-type="currency">
            <text:p>0.12 €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18]+[.F18]+[.E1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H18]-[.I18]&gt;0; [.H18]*[.D18]; 0)" office:value-type="currency" office:currency="EUR" office:value="0.6" calcext:value-type="currency">
            <text:p>0.60 €</text:p>
          </table:table-cell>
        </table:table-row>
        <table:table-row table:style-name="ro1">
          <table:table-cell office:value-type="string" calcext:value-type="string">
            <text:p>10kR/0603</text:p>
          </table:table-cell>
          <table:table-cell/>
          <table:table-cell table:style-name="ce3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G19]+[.F19]+[.E19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Default" table:formula="of:=IF([.H19]-[.I19]&gt;0; [.H19]*[.D19]; 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8kR/0603</text:p>
          </table:table-cell>
          <table:table-cell/>
          <table:table-cell office:value-type="string" calcext:value-type="string">
            <text:p><text:a xlink:href="javascript:Bestellnr('10-06K018');setCookie('letzteseite',%20aktSeite);Seite('detail.htm');Absenden();" xlink:type="simple">0603 SMD 18k Ohm</text:a></text:p>
          </table:table-cell>
          <table:table-cell office:value-type="currency" office:currency="EUR" office:value="0.01" calcext:value-type="currency">
            <text:p>0.01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G20]+[.F20]+[.E2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H20]-[.I20]&gt;0; [.H20]*[.D20]; 0)" office:value-type="currency" office:currency="EUR" office:value="0.03" calcext:value-type="currency">
            <text:p>0.03 €</text:p>
          </table:table-cell>
        </table:table-row>
        <table:table-row table:style-name="ro2">
          <table:table-cell office:value-type="string" calcext:value-type="string">
            <text:p>1MR/0603</text:p>
          </table:table-cell>
          <table:table-cell/>
          <table:table-cell office:value-type="string" calcext:value-type="string">
            <text:p><text:a xlink:href="javascript:Bestellnr('10-06M001,0');setCookie('letzteseite',%20aktSeite);Seite('detail.htm');Absenden();" xlink:type="simple">0603 SMD 1 MOhm</text:a></text:p>
          </table:table-cell>
          <table:table-cell office:value-type="currency" office:currency="EUR" office:value="0.01" calcext:value-type="currency">
            <text:p>0.01 €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G21]+[.F21]+[.E2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21]-[.I21]&gt;0; [.H21]*[.D21]; 0)" office:value-type="currency" office:currency="EUR" office:value="0.02" calcext:value-type="currency">
            <text:p>0.02 €</text:p>
          </table:table-cell>
        </table:table-row>
        <table:table-row table:style-name="ro1">
          <table:table-cell office:value-type="string" calcext:value-type="string">
            <text:p>1kR/0603</text:p>
          </table:table-cell>
          <table:table-cell/>
          <table:table-cell table:style-name="ce3"/>
          <table:table-cell table:number-columns-repeated="3"/>
          <table:table-cell office:value-type="float" office:value="6" calcext:value-type="float">
            <text:p>6</text:p>
          </table:table-cell>
          <table:table-cell table:formula="of:=[.G22]+[.F22]+[.E22]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Default" table:formula="of:=IF([.H22]-[.I22]&gt;0; [.H22]*[.D22]; 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k3R/0603</text:p>
          </table:table-cell>
          <table:table-cell/>
          <table:table-cell office:value-type="string" calcext:value-type="string">
            <text:p><text:a xlink:href="javascript:Bestellnr('10-06K001,3');setCookie('letzteseite',%20aktSeite);Seite('detail.htm');Absenden();" xlink:type="simple">0603 SMD 1300 Ohm</text:a></text:p>
          </table:table-cell>
          <table:table-cell office:value-type="currency" office:currency="EUR" office:value="0.01" calcext:value-type="currency">
            <text:p>0.01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23]+[.F23]+[.E2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23]-[.I23]&gt;0; [.H23]*[.D23]; 0)" office:value-type="currency" office:currency="EUR" office:value="0.01" calcext:value-type="currency">
            <text:p>0.01 €</text:p>
          </table:table-cell>
        </table:table-row>
        <table:table-row table:style-name="ro2">
          <table:table-cell office:value-type="string" calcext:value-type="string">
            <text:p>22R/0603</text:p>
          </table:table-cell>
          <table:table-cell/>
          <table:table-cell office:value-type="string" calcext:value-type="string">
            <text:p><text:a xlink:href="javascript:Bestellnr('10-060022');setCookie('letzteseite',%20aktSeite);Seite('detail.htm');Absenden();" xlink:type="simple">0603 SMD 22 Ohm</text:a></text:p>
          </table:table-cell>
          <table:table-cell office:value-type="currency" office:currency="EUR" office:value="0.01" calcext:value-type="currency">
            <text:p>0.01 €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24]+[.F24]+[.E2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H24]-[.I24]&gt;0; [.H24]*[.D24]; 0)" office:value-type="currency" office:currency="EUR" office:value="0.05" calcext:value-type="currency">
            <text:p>0.05 €</text:p>
          </table:table-cell>
        </table:table-row>
        <table:table-row table:style-name="ro2">
          <table:table-cell office:value-type="string" calcext:value-type="string">
            <text:p>24kR/0603</text:p>
          </table:table-cell>
          <table:table-cell/>
          <table:table-cell office:value-type="string" calcext:value-type="string">
            <text:p><text:a xlink:href="javascript:Bestellnr('10-06K024');setCookie('letzteseite',%20aktSeite);Seite('detail.htm');Absenden();" xlink:type="simple">0603 SMD 24k Ohm</text:a></text:p>
          </table:table-cell>
          <table:table-cell office:value-type="currency" office:currency="EUR" office:value="0.01" calcext:value-type="currency">
            <text:p>0.01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25]+[.F25]+[.E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25]-[.I25]&gt;0; [.H25]*[.D25]; 0)" office:value-type="currency" office:currency="EUR" office:value="0.01" calcext:value-type="currency">
            <text:p>0.01 €</text:p>
          </table:table-cell>
        </table:table-row>
        <table:table-row table:style-name="ro2">
          <table:table-cell office:value-type="string" calcext:value-type="string">
            <text:p>2kR/0603</text:p>
          </table:table-cell>
          <table:table-cell/>
          <table:table-cell office:value-type="string" calcext:value-type="string">
            <text:p><text:a xlink:href="javascript:Bestellnr('10-06K002');setCookie('letzteseite',%20aktSeite);Seite('detail.htm');Absenden();" xlink:type="simple">0603 SMD 2000 Ohm</text:a></text:p>
          </table:table-cell>
          <table:table-cell office:value-type="currency" office:currency="EUR" office:value="0.01" calcext:value-type="currency">
            <text:p>0.01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G26]+[.F26]+[.E2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H26]-[.I26]&gt;0; [.H26]*[.D26]; 0)" office:value-type="currency" office:currency="EUR" office:value="0.03" calcext:value-type="currency">
            <text:p>0.03 €</text:p>
          </table:table-cell>
        </table:table-row>
        <table:table-row table:style-name="ro2">
          <table:table-cell office:value-type="string" calcext:value-type="string">
            <text:p>9k1R/0603</text:p>
          </table:table-cell>
          <table:table-cell/>
          <table:table-cell office:value-type="string" calcext:value-type="string">
            <text:p><text:a xlink:href="javascript:Bestellnr('10-06K009,1');setCookie('letzteseite',%20aktSeite);Seite('detail.htm');Absenden();" xlink:type="simple">0603 SMD 9100 Ohm</text:a></text:p>
          </table:table-cell>
          <table:table-cell office:value-type="currency" office:currency="EUR" office:value="0.01" calcext:value-type="currency">
            <text:p>0.01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27]+[.F27]+[.E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27]-[.I27]&gt;0; [.H27]*[.D27]; 0)" office:value-type="currency" office:currency="EUR" office:value="0.01" calcext:value-type="currency">
            <text:p>0.01 €</text:p>
          </table:table-cell>
        </table:table-row>
        <table:table-row table:style-name="ro2">
          <table:table-cell office:value-type="string" calcext:value-type="string">
            <text:p>BSS138</text:p>
          </table:table-cell>
          <table:table-cell/>
          <table:table-cell table:style-name="ce2" office:value-type="string" calcext:value-type="string">
            <text:p><text:a xlink:href="http://www.reichelt.de/BSS-138-SMD/3/index.html?&amp;ACTION=3&amp;LA=446&amp;ARTICLE=41437&amp;artnr=BSS+138+SMD&amp;SEARCH=bss138" xlink:type="simple">BSS 138SMD</text:a></text:p>
          </table:table-cell>
          <table:table-cell office:value-type="currency" office:currency="EUR" office:value="0.04" calcext:value-type="currency">
            <text:p>0.04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G28]+[.F28]+[.E28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H28]-[.I28]&gt;0; [.H28]*[.D28]; 0)" office:value-type="currency" office:currency="EUR" office:value="0.12" calcext:value-type="currency">
            <text:p>0.12 €</text:p>
          </table:table-cell>
        </table:table-row>
        <table:table-row table:style-name="ro2">
          <table:table-cell office:value-type="string" calcext:value-type="string">
            <text:p>DAC7611</text:p>
          </table:table-cell>
          <table:table-cell/>
          <table:table-cell table:style-name="ce2" office:value-type="string" calcext:value-type="string">
            <text:p><text:a xlink:href="http://www.reichelt.de/DAC-7611-U/3/index.html?&amp;ACTION=3&amp;LA=446&amp;ARTICLE=147248&amp;artnr=DAC+7611+U&amp;SEARCH=dac7611" xlink:type="simple">DAC 7611U</text:a></text:p>
          </table:table-cell>
          <table:table-cell office:value-type="currency" office:currency="EUR" office:value="4.3" calcext:value-type="currency">
            <text:p>4.30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29]+[.F29]+[.E2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29]-[.I29]&gt;0; [.H29]*[.D29]; 0)" office:value-type="currency" office:currency="EUR" office:value="4.3" calcext:value-type="currency">
            <text:p>4.30 €</text:p>
          </table:table-cell>
        </table:table-row>
        <table:table-row table:style-name="ro2">
          <table:table-cell office:value-type="string" calcext:value-type="string">
            <text:p>INA138</text:p>
          </table:table-cell>
          <table:table-cell/>
          <table:table-cell office:value-type="string" calcext:value-type="string">
            <text:p><text:a xlink:href="javascript:Bestellnr('21595');setCookie('letzteseite',%20aktSeite);Seite('detail.htm');Absenden();" xlink:type="simple">INA138</text:a></text:p>
          </table:table-cell>
          <table:table-cell office:value-type="currency" office:currency="EUR" office:value="2.49" calcext:value-type="currency">
            <text:p>2.49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30]+[.F30]+[.E3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30]-[.I30]&gt;0; [.H30]*[.D30]; 0)" office:value-type="currency" office:currency="EUR" office:value="2.49" calcext:value-type="currency">
            <text:p>2.49 €</text:p>
          </table:table-cell>
        </table:table-row>
        <table:table-row table:style-name="ro2">
          <table:table-cell office:value-type="string" calcext:value-type="string">
            <text:p>IRFP250</text:p>
          </table:table-cell>
          <table:table-cell/>
          <table:table-cell table:style-name="ce2" office:value-type="string" calcext:value-type="string">
            <text:p><text:a xlink:href="http://www.reichelt.de/IRFP-250N/3/index.html?&amp;ACTION=3&amp;LA=446&amp;ARTICLE=41678&amp;artnr=IRFP+250N&amp;SEARCH=irfp250" xlink:type="simple">IRFP 250N</text:a></text:p>
          </table:table-cell>
          <table:table-cell office:value-type="currency" office:currency="EUR" office:value="1.15" calcext:value-type="currency">
            <text:p>1.15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G31]+[.F31]+[.E31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H31]-[.I31]&gt;0; [.H31]*[.D31]; 0)" office:value-type="currency" office:currency="EUR" office:value="4.6" calcext:value-type="currency">
            <text:p>4.60 €</text:p>
          </table:table-cell>
        </table:table-row>
        <table:table-row table:style-name="ro2">
          <table:table-cell office:value-type="string" calcext:value-type="string">
            <text:p>LM35DT</text:p>
          </table:table-cell>
          <table:table-cell/>
          <table:table-cell office:value-type="string" calcext:value-type="string">
            <text:p><text:a xlink:href="http://www.reichelt.de/LM-35-DT/3/index.html?&amp;ACTION=3&amp;LA=446&amp;ARTICLE=109401&amp;artnr=LM+35+DT&amp;SEARCH=lm35dt" xlink:type="simple">LM 35 DT</text:a></text:p>
          </table:table-cell>
          <table:table-cell office:value-type="currency" office:currency="EUR" office:value="1.9" calcext:value-type="currency">
            <text:p>1.90 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G32]+[.F32]+[.E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32]-[.I32]&gt;0; [.H32]*[.D32]; 0)" office:value-type="currency" office:currency="EUR" office:value="3.8" calcext:value-type="currency">
            <text:p>3.80 €</text:p>
          </table:table-cell>
        </table:table-row>
        <table:table-row table:style-name="ro1">
          <table:table-cell office:value-type="string" calcext:value-type="string">
            <text:p>SHUNT</text:p>
          </table:table-cell>
          <table:table-cell office:value-type="string" calcext:value-type="string">
            <text:p>2mm Copperwire</text:p>
          </table:table-cell>
          <table:table-cell table:style-name="ce3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33]+[.F33]+[.E3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IF([.H33]-[.I33]&gt;0; [.H33]*[.D33]; 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L074D</text:p>
          </table:table-cell>
          <table:table-cell/>
          <table:table-cell office:value-type="string" calcext:value-type="string">
            <text:p><text:a xlink:href="http://www.reichelt.de/TL-074-CD-SMD/3/index.html?&amp;ACTION=3&amp;LA=446&amp;ARTICLE=18873&amp;artnr=TL+074+CD+SMD&amp;SEARCH=tl074" xlink:type="simple">TL 074 CD SMD</text:a></text:p>
          </table:table-cell>
          <table:table-cell office:value-type="currency" office:currency="EUR" office:value="0.32" calcext:value-type="currency">
            <text:p>0.32 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G34]+[.F34]+[.E3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34]-[.I34]&gt;0; [.H34]*[.D34]; 0)" office:value-type="currency" office:currency="EUR" office:value="0.64" calcext:value-type="currency">
            <text:p>0.64 €</text:p>
          </table:table-cell>
        </table:table-row>
        <table:table-row table:style-name="ro2">
          <table:table-cell office:value-type="string" calcext:value-type="string">
            <text:p>TVS-82V</text:p>
          </table:table-cell>
          <table:table-cell office:value-type="string" calcext:value-type="string">
            <text:p>TVS-Diode, CB429-15</text:p>
          </table:table-cell>
          <table:table-cell office:value-type="string" calcext:value-type="string">
            <text:p><text:a xlink:href="http://www.reichelt.de/Ueberspannungs-schutzdioden/1-5KE-82A/3/index.html?&amp;ACTION=3&amp;LA=2&amp;ARTICLE=41868&amp;GROUPID=3000&amp;artnr=1%2C5KE+82A" xlink:type="simple">1,5KE 82A</text:a></text:p>
          </table:table-cell>
          <table:table-cell office:value-type="currency" office:currency="EUR" office:value="0.11" calcext:value-type="currency">
            <text:p>0.11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35]+[.F35]+[.E3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35]-[.I35]&gt;0; [.H35]*[.D35]; 0)" office:value-type="currency" office:currency="EUR" office:value="0.11" calcext:value-type="currency">
            <text:p>0.11 €</text:p>
          </table:table-cell>
        </table:table-row>
        <table:table-row table:style-name="ro2">
          <table:table-cell office:value-type="string" calcext:value-type="string">
            <text:p>ZD4V7</text:p>
          </table:table-cell>
          <table:table-cell office:value-type="string" calcext:value-type="string">
            <text:p>Z-Diode, SOT23</text:p>
          </table:table-cell>
          <table:table-cell office:value-type="string" calcext:value-type="string">
            <text:p><text:a xlink:href="http://www.reichelt.de/SMD-Z-Dioden-SOT23/SMD-ZD-4-7/3/index.html?&amp;ACTION=3&amp;LA=2&amp;ARTICLE=18913&amp;GROUPID=2996&amp;artnr=SMD+ZD+4%2C7" xlink:type="simple">SMD ZD 4,7</text:a></text:p>
          </table:table-cell>
          <table:table-cell office:value-type="currency" office:currency="EUR" office:value="0.04" calcext:value-type="currency">
            <text:p>0.04 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G36]+[.F36]+[.E3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36]-[.I36]&gt;0; [.H36]*[.D36]; 0)" office:value-type="currency" office:currency="EUR" office:value="0.08" calcext:value-type="currency">
            <text:p>0.08 €</text:p>
          </table:table-cell>
        </table:table-row>
        <table:table-row table:style-name="ro2">
          <table:table-cell office:value-type="string" calcext:value-type="string">
            <text:p>SMD-Switch</text:p>
          </table:table-cell>
          <table:table-cell/>
          <table:table-cell office:value-type="string" calcext:value-type="string">
            <text:p><text:a xlink:href="http://www.reichelt.de/Kurzhubtaster/TASTER-9320/3/index.html?&amp;ACTION=3&amp;LA=2&amp;ARTICLE=44520&amp;GROUPID=3278&amp;artnr=TASTER+9320" xlink:type="simple">TASTER 9320</text:a></text:p>
          </table:table-cell>
          <table:table-cell office:value-type="currency" office:currency="EUR" office:value="0.21" calcext:value-type="currency">
            <text:p>0.21 €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37]+[.F37]+[.E37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H37]-[.I37]&gt;0; [.H37]*[.D37]; 0)" office:value-type="currency" office:currency="EUR" office:value="3.78" calcext:value-type="currency">
            <text:p>3.78 €</text:p>
          </table:table-cell>
        </table:table-row>
        <table:table-row table:style-name="ro2">
          <table:table-cell office:value-type="string" calcext:value-type="string">
            <text:p>LM1117-3.3</text:p>
          </table:table-cell>
          <table:table-cell/>
          <table:table-cell table:style-name="ce2" office:value-type="string" calcext:value-type="string">
            <text:p><text:a xlink:href="http://www.reichelt.de/TS-1117-BCW33/3/index.html?&amp;ACTION=3&amp;LA=446&amp;ARTICLE=115971&amp;artnr=TS+1117+BCW33&amp;SEARCH=1117" xlink:type="simple">TS 1117 BCW33</text:a></text:p>
          </table:table-cell>
          <table:table-cell office:value-type="currency" office:currency="EUR" office:value="0.3" calcext:value-type="currency">
            <text:p>0.3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8]+[.F38]+[.E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38]-[.I38]&gt;0; [.H38]*[.D38]; 0)" office:value-type="currency" office:currency="EUR" office:value="0.3" calcext:value-type="currency">
            <text:p>0.30 €</text:p>
          </table:table-cell>
        </table:table-row>
        <table:table-row table:style-name="ro2">
          <table:table-cell office:value-type="string" calcext:value-type="string">
            <text:p>ML20</text:p>
          </table:table-cell>
          <table:table-cell office:value-type="string" calcext:value-type="string">
            <text:p>20-Pin Connector</text:p>
          </table:table-cell>
          <table:table-cell office:value-type="string" calcext:value-type="string">
            <text:p><text:a xlink:href="javascript:Bestellnr('015-WG20');setCookie('letzteseite',%20aktSeite);Seite('detail.htm');Absenden();" xlink:type="simple">Wannenstecker 20 pol ger.</text:a></text:p>
          </table:table-cell>
          <table:table-cell office:value-type="currency" office:currency="EUR" office:value="0.13" calcext:value-type="currency">
            <text:p>0.13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9]+[.F39]+[.E3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39]-[.I39]&gt;0; [.H39]*[.D39]; 0)" office:value-type="currency" office:currency="EUR" office:value="0.13" calcext:value-type="currency">
            <text:p>0.13 €</text:p>
          </table:table-cell>
        </table:table-row>
        <table:table-row table:style-name="ro2">
          <table:table-cell office:value-type="string" calcext:value-type="string">
            <text:p>10µH/0805</text:p>
          </table:table-cell>
          <table:table-cell/>
          <table:table-cell office:value-type="string" calcext:value-type="string">
            <text:p><text:a xlink:href="javascript:Bestellnr('146-08R010');setCookie('letzteseite',%20aktSeite);Seite('detail.htm');Absenden();" xlink:type="simple">Indukt. 0805 10µH</text:a></text:p>
          </table:table-cell>
          <table:table-cell office:value-type="currency" office:currency="EUR" office:value="0.24" calcext:value-type="currency">
            <text:p>0.24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0]+[.F40]+[.E4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40]-[.I40]&gt;0; [.H40]*[.D40]; 0)" office:value-type="currency" office:currency="EUR" office:value="0.24" calcext:value-type="currency">
            <text:p>0.24 €</text:p>
          </table:table-cell>
        </table:table-row>
        <table:table-row table:style-name="ro2">
          <table:table-cell office:value-type="string" calcext:value-type="string">
            <text:p>16MHz</text:p>
          </table:table-cell>
          <table:table-cell office:value-type="string" calcext:value-type="string">
            <text:p>Crystal, CTS406</text:p>
          </table:table-cell>
          <table:table-cell office:value-type="string" calcext:value-type="string">
            <text:p><text:a xlink:href="http://www.reichelt.de/Quarze-SMD-Keramikgehaeuse/16-000000-MJ/3/index.html?&amp;ACTION=3&amp;LA=2&amp;ARTICLE=85005&amp;GROUPID=4003&amp;artnr=16%2C000000-MJ" xlink:type="simple">16,000000-MJ</text:a></text:p>
          </table:table-cell>
          <table:table-cell office:value-type="currency" office:currency="EUR" office:value="0.95" calcext:value-type="currency">
            <text:p>0.95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1]+[.F41]+[.E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41]-[.I41]&gt;0; [.H41]*[.D41]; 0)" office:value-type="currency" office:currency="EUR" office:value="0.95" calcext:value-type="currency">
            <text:p>0.95 €</text:p>
          </table:table-cell>
        </table:table-row>
        <table:table-row table:style-name="ro2">
          <table:table-cell office:value-type="string" calcext:value-type="string">
            <text:p>12pF/0603</text:p>
          </table:table-cell>
          <table:table-cell/>
          <table:table-cell office:value-type="string" calcext:value-type="string">
            <text:p><text:a xlink:href="javascript:Bestellnr('115-06C012');setCookie('letzteseite',%20aktSeite);Seite('detail.htm');Absenden();" xlink:type="simple">0603 KerKo 12pF</text:a></text:p>
          </table:table-cell>
          <table:table-cell office:value-type="currency" office:currency="EUR" office:value="0.01" calcext:value-type="currency">
            <text:p>0.01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42]+[.F42]+[.E4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42]-[.I42]&gt;0; [.H42]*[.D42]; 0)" office:value-type="currency" office:currency="EUR" office:value="0.02" calcext:value-type="currency">
            <text:p>0.02 €</text:p>
          </table:table-cell>
        </table:table-row>
        <table:table-row table:style-name="ro2">
          <table:table-cell office:value-type="string" calcext:value-type="string">
            <text:p>74HC4050D</text:p>
          </table:table-cell>
          <table:table-cell/>
          <table:table-cell office:value-type="string" calcext:value-type="string">
            <text:p><text:a xlink:href="http://www.reichelt.de/SMD-HC-4050/3/index.html?&amp;ACTION=3&amp;LA=446&amp;ARTICLE=18686&amp;artnr=SMD+HC+4050&amp;SEARCH=hc4050" xlink:type="simple">SMD HC 4050</text:a></text:p>
          </table:table-cell>
          <table:table-cell office:value-type="currency" office:currency="EUR" office:value="0.26" calcext:value-type="currency">
            <text:p>0.26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3]+[.F43]+[.E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43]-[.I43]&gt;0; [.H43]*[.D43]; 0)" office:value-type="currency" office:currency="EUR" office:value="0.26" calcext:value-type="currency">
            <text:p>0.26 €</text:p>
          </table:table-cell>
        </table:table-row>
        <table:table-row table:style-name="ro2">
          <table:table-cell office:value-type="string" calcext:value-type="string">
            <text:p>1N4148</text:p>
          </table:table-cell>
          <table:table-cell office:value-type="string" calcext:value-type="string">
            <text:p>SOD323</text:p>
          </table:table-cell>
          <table:table-cell table:style-name="ce2" office:value-type="string" calcext:value-type="string">
            <text:p><text:a xlink:href="http://www.reichelt.de/1N-4148-WS/3/index.html?&amp;ACTION=3&amp;LA=446&amp;ARTICLE=95197&amp;artnr=1N+4148+WS&amp;SEARCH=1n4148" xlink:type="simple">1N 4148WS</text:a></text:p>
          </table:table-cell>
          <table:table-cell office:value-type="currency" office:currency="EUR" office:value="0.04" calcext:value-type="currency">
            <text:p>0.04 €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G44]+[.F44]+[.E4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H44]-[.I44]&gt;0; [.H44]*[.D44]; 0)" office:value-type="currency" office:currency="EUR" office:value="0.72" calcext:value-type="currency">
            <text:p>0.72 €</text:p>
          </table:table-cell>
        </table:table-row>
        <table:table-row table:style-name="ro2">
          <table:table-cell office:value-type="string" calcext:value-type="string">
            <text:p>5kR</text:p>
          </table:table-cell>
          <table:table-cell office:value-type="string" calcext:value-type="string">
            <text:p>Trimmer</text:p>
          </table:table-cell>
          <table:table-cell office:value-type="string" calcext:value-type="string">
            <text:p><text:a xlink:href="http://www.reichelt.de/Praezisionstrimmer/64W-5-0K/3/index.html?&amp;ACTION=3&amp;LA=2&amp;ARTICLE=2706&amp;GROUPID=3129&amp;artnr=64W-5%2C0K" xlink:type="simple">64W-5,0K</text:a></text:p>
          </table:table-cell>
          <table:table-cell office:value-type="currency" office:currency="EUR" office:value="0.32" calcext:value-type="currency">
            <text:p>0.32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5]+[.F45]+[.E4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45]-[.I45]&gt;0; [.H45]*[.D45]; 0)" office:value-type="currency" office:currency="EUR" office:value="0.32" calcext:value-type="currency">
            <text:p>0.32 €</text:p>
          </table:table-cell>
        </table:table-row>
        <table:table-row table:style-name="ro2">
          <table:table-cell office:value-type="string" calcext:value-type="string">
            <text:p>1kR</text:p>
          </table:table-cell>
          <table:table-cell office:value-type="string" calcext:value-type="string">
            <text:p>Trimmer</text:p>
          </table:table-cell>
          <table:table-cell office:value-type="string" calcext:value-type="string">
            <text:p><text:a xlink:href="http://www.reichelt.de/Praezisionstrimmer/64W-1-0K/3/index.html?&amp;ACTION=3&amp;LA=2&amp;ARTICLE=2694&amp;GROUPID=3129&amp;artnr=64W-1%2C0K" xlink:type="simple">64W-1,0K</text:a></text:p>
          </table:table-cell>
          <table:table-cell office:value-type="currency" office:currency="EUR" office:value="0.32" calcext:value-type="currency">
            <text:p>0.32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6]+[.F46]+[.E4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46]-[.I46]&gt;0; [.H46]*[.D46]; 0)" office:value-type="currency" office:currency="EUR" office:value="0.32" calcext:value-type="currency">
            <text:p>0.32 €</text:p>
          </table:table-cell>
        </table:table-row>
        <table:table-row table:style-name="ro2">
          <table:table-cell office:value-type="string" calcext:value-type="string">
            <text:p>74HCT245DW</text:p>
          </table:table-cell>
          <table:table-cell/>
          <table:table-cell office:value-type="string" calcext:value-type="string">
            <text:p><text:a xlink:href="http://www.reichelt.de/74VHCT-245-D/3/index.html?&amp;ACTION=3&amp;LA=446&amp;ARTICLE=40642&amp;artnr=74VHCT+245+D&amp;SEARCH=hct245" xlink:type="simple">74VHCT 245 D</text:a></text:p>
          </table:table-cell>
          <table:table-cell office:value-type="currency" office:currency="EUR" office:value="0.36" calcext:value-type="currency">
            <text:p>0.36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47]+[.F47]+[.E4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47]-[.I47]&gt;0; [.H47]*[.D47]; 0)" office:value-type="currency" office:currency="EUR" office:value="0.72" calcext:value-type="currency">
            <text:p>0.72 €</text:p>
          </table:table-cell>
        </table:table-row>
        <table:table-row table:style-name="ro1">
          <table:table-cell office:value-type="string" calcext:value-type="string">
            <text:p>Encoder+Switch</text:p>
          </table:table-cell>
          <table:table-cell/>
          <table:table-cell table:style-name="ce3"/>
          <table:table-cell table:number-columns-repeated="3"/>
          <table:table-cell office:value-type="float" office:value="1" calcext:value-type="float">
            <text:p>1</text:p>
          </table:table-cell>
          <table:table-cell table:formula="of:=[.G48]+[.F48]+[.E4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formula="of:=IF([.H48]-[.I48]&gt;0; [.H48]*[.D48]; 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RLML2502</text:p>
          </table:table-cell>
          <table:table-cell/>
          <table:table-cell table:style-name="ce2" office:value-type="string" calcext:value-type="string">
            <text:p><text:a xlink:href="http://www.reichelt.de/IRLML-2502/3/index.html?&amp;ACTION=3&amp;LA=446&amp;ARTICLE=108737&amp;artnr=IRLML+2502&amp;SEARCH=irlml2502" xlink:type="simple">IRLML 2502</text:a></text:p>
          </table:table-cell>
          <table:table-cell office:value-type="currency" office:currency="EUR" office:value="0.19" calcext:value-type="currency">
            <text:p>0.19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49]+[.F49]+[.E4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49]-[.I49]&gt;0; [.H49]*[.D49]; 0)" office:value-type="currency" office:currency="EUR" office:value="0.38" calcext:value-type="currency">
            <text:p>0.38 €</text:p>
          </table:table-cell>
        </table:table-row>
        <table:table-row table:style-name="ro2">
          <table:table-cell office:value-type="string" calcext:value-type="string">
            <text:p>MAX3232CSE</text:p>
          </table:table-cell>
          <table:table-cell/>
          <table:table-cell table:style-name="ce2" office:value-type="string" calcext:value-type="string">
            <text:p><text:a xlink:href="http://www.reichelt.de/MAX-3232-CSE/3/index.html?&amp;ACTION=3&amp;LA=446&amp;ARTICLE=57869&amp;artnr=MAX+3232+CSE&amp;SEARCH=max3232" xlink:type="simple">MAX 3232CSE</text:a></text:p>
          </table:table-cell>
          <table:table-cell office:value-type="currency" office:currency="EUR" office:value="1.2" calcext:value-type="currency">
            <text:p>1.2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0]+[.F50]+[.E5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50]-[.I50]&gt;0; [.H50]*[.D50]; 0)" office:value-type="currency" office:currency="EUR" office:value="1.2" calcext:value-type="currency">
            <text:p>1.20 €</text:p>
          </table:table-cell>
        </table:table-row>
        <table:table-row table:style-name="ro2">
          <table:table-cell office:value-type="string" calcext:value-type="string">
            <text:p>STM32F103RBT6</text:p>
          </table:table-cell>
          <table:table-cell/>
          <table:table-cell table:style-name="ce2" office:value-type="string" calcext:value-type="string">
            <text:p><text:a xlink:href="http://www.reichelt.de/STM32-F103RBT6/3/index.html?&amp;ACTION=3&amp;LA=446&amp;ARTICLE=125400&amp;artnr=STM32+F103RBT6&amp;SEARCH=stm32f103" xlink:type="simple">STM32 F103RBT6</text:a></text:p>
          </table:table-cell>
          <table:table-cell office:value-type="currency" office:currency="EUR" office:value="4.7" calcext:value-type="currency">
            <text:p>4.70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1]+[.F51]+[.E5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51]-[.I51]&gt;0; [.H51]*[.D51]; 0)" office:value-type="currency" office:currency="EUR" office:value="4.7" calcext:value-type="currency">
            <text:p>4.70 €</text:p>
          </table:table-cell>
        </table:table-row>
        <table:table-row table:style-name="ro3">
          <table:table-cell office:value-type="string" calcext:value-type="string">
            <text:p>Display</text:p>
          </table:table-cell>
          <table:table-cell/>
          <table:table-cell table:style-name="ce4" office:value-type="string" calcext:value-type="string">
            <text:p><text:span text:style-name="T1"><text:a xlink:href="http://www.pollin.de/shop/dt/NTc1OTc4OTk-/Bauelemente_Bauteile/Aktive_Bauelemente/Displays/LCD_Modul_TG12864B_03.html" xlink:type="simple">LCD-Modul TG12864B-03 </text:a></text:span></text:p>
          </table:table-cell>
          <table:table-cell office:value-type="currency" office:currency="EUR" office:value="19.95" calcext:value-type="currency">
            <text:p>19.95 €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2]+[.F52]+[.E5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52]-[.I52]&gt;0; [.H52]*[.D52]; 0)" office:value-type="currency" office:currency="EUR" office:value="19.95" calcext:value-type="currency">
            <text:p>19.95 €</text:p>
          </table:table-cell>
        </table:table-row>
        <table:table-row table:style-name="ro2">
          <table:table-cell office:value-type="string" calcext:value-type="string">
            <text:p>Heatsink1</text:p>
          </table:table-cell>
          <table:table-cell/>
          <table:table-cell office:value-type="string" calcext:value-type="string">
            <text:p><text:a xlink:href="http://www.reichelt.de/Leistungs-Kuehlkoerper/SK-574-50/3/index.html?&amp;ACTION=3&amp;LA=2&amp;ARTICLE=150528&amp;GROUPID=3382&amp;artnr=SK+574+50" xlink:type="simple">SK 574 50</text:a></text:p>
          </table:table-cell>
          <table:table-cell office:value-type="currency" office:currency="EUR" office:value="1.75" calcext:value-type="currency">
            <text:p>1.75 €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53]+[.F53]+[.E5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53]-[.I53]&gt;0; [.H53]*[.D53]; 0)" office:value-type="currency" office:currency="EUR" office:value="1.75" calcext:value-type="currency">
            <text:p>1.75 €</text:p>
          </table:table-cell>
        </table:table-row>
        <table:table-row table:style-name="ro2">
          <table:table-cell office:value-type="string" calcext:value-type="string">
            <text:p>Heatsink2</text:p>
          </table:table-cell>
          <table:table-cell/>
          <table:table-cell office:value-type="string" calcext:value-type="string">
            <text:p><text:a xlink:href="http://www.reichelt.de/Profilkuehlkoerper/V-7331G/3/index.html?&amp;ACTION=3&amp;LA=2&amp;ARTICLE=22279&amp;GROUPID=3383&amp;artnr=V+7331G" xlink:type="simple">V 7331G</text:a></text:p>
          </table:table-cell>
          <table:table-cell office:value-type="currency" office:currency="EUR" office:value="5.99" calcext:value-type="currency">
            <text:p>5.99 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G54]+[.F54]+[.E5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54]-[.I54]&gt;0; [.H54]*[.D54]; 0)" office:value-type="currency" office:currency="EUR" office:value="11.98" calcext:value-type="currency">
            <text:p>11.98 €</text:p>
          </table:table-cell>
        </table:table-row>
        <table:table-row table:style-name="ro2">
          <table:table-cell office:value-type="string" calcext:value-type="string">
            <text:p>GlimmerTO247</text:p>
          </table:table-cell>
          <table:table-cell/>
          <table:table-cell office:value-type="string" calcext:value-type="string">
            <text:p><text:a xlink:href="http://www.reichelt.de/Waermeleit-paste-folien-scheiben/GLIMMER-SOT-93/3/index.html?&amp;ACTION=3&amp;LA=2&amp;ARTICLE=8193&amp;GROUPID=3384&amp;artnr=GLIMMER+SOT+93" xlink:type="simple">GLIMMER SOT 93</text:a></text:p>
          </table:table-cell>
          <table:table-cell office:value-type="currency" office:currency="EUR" office:value="0.05" calcext:value-type="currency">
            <text:p>0.05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G55]+[.F55]+[.E5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H55]-[.I55]&gt;0; [.H55]*[.D55]; 0)" office:value-type="currency" office:currency="EUR" office:value="0.2" calcext:value-type="currency">
            <text:p>0.20 €</text:p>
          </table:table-cell>
        </table:table-row>
        <table:table-row table:style-name="ro2">
          <table:table-cell office:value-type="string" calcext:value-type="string">
            <text:p>GlimmerTO220</text:p>
          </table:table-cell>
          <table:table-cell/>
          <table:table-cell office:value-type="string" calcext:value-type="string">
            <text:p><text:a xlink:href="http://www.reichelt.de/Waermeleit-paste-folien-scheiben/GLIMMER-TO-220/3/index.html?&amp;ACTION=3&amp;LA=2&amp;ARTICLE=8194&amp;GROUPID=3384&amp;artnr=GLIMMER+TO+220" xlink:type="simple">GLIMMER TO 220</text:a>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56]+[.F56]+[.E5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H56]-[.I56]&gt;0; [.H56]*[.D56]; 0)" office:value-type="currency" office:currency="EUR" office:value="0.12" calcext:value-type="currency">
            <text:p>0.12 €</text:p>
          </table:table-cell>
        </table:table-row>
        <table:table-row table:style-name="ro2">
          <table:table-cell office:value-type="string" calcext:value-type="string">
            <text:p>Fan</text:p>
          </table:table-cell>
          <table:table-cell/>
          <table:table-cell office:value-type="string" calcext:value-type="string">
            <text:p><text:a xlink:href="http://www.reichelt.de/Luefter/FAN-ML-4010-12-P/3/index.html?&amp;ACTION=3&amp;LA=2&amp;ARTICLE=133493&amp;GROUPID=3385&amp;artnr=FAN-ML+4010-12+P" xlink:type="simple">FAN-ML 4010-12 P</text:a></text:p>
          </table:table-cell>
          <table:table-cell office:value-type="currency" office:currency="EUR" office:value="1.99" calcext:value-type="currency">
            <text:p>1.99 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G57]+[.F57]+[.E5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57]-[.I57]&gt;0; [.H57]*[.D57]; 0)" office:value-type="currency" office:currency="EUR" office:value="3.98" calcext:value-type="currency">
            <text:p>3.98 €</text:p>
          </table:table-cell>
        </table:table-row>
        <table:table-row table:style-name="ro2">
          <table:table-cell office:value-type="string" calcext:value-type="string">
            <text:p>BNC</text:p>
          </table:table-cell>
          <table:table-cell/>
          <table:table-cell office:value-type="string" calcext:value-type="string">
            <text:p><text:a xlink:href="http://www.reichelt.de/UG-1094U/3/index.html?&amp;ACTION=3&amp;LA=446&amp;ARTICLE=22014&amp;artnr=UG+1094U&amp;SEARCH=bnc" xlink:type="simple">UG 1094U</text:a></text:p>
          </table:table-cell>
          <table:table-cell office:value-type="currency" office:currency="EUR" office:value="0.36" calcext:value-type="currency">
            <text:p>0.36 €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58]+[.F58]+[.E5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H58]-[.I58]&gt;0; [.H58]*[.D58]; 0)" office:value-type="currency" office:currency="EUR" office:value="0.72" calcext:value-type="currency">
            <text:p>0.72 €</text:p>
          </table:table-cell>
        </table:table-row>
        <table:table-row table:style-name="ro1">
          <table:table-cell office:value-type="string" calcext:value-type="string">
            <text:p>SUBD</text:p>
          </table:table-cell>
          <table:table-cell/>
          <table:table-cell table:style-name="ce3"/>
          <table:table-cell table:number-columns-repeated="3"/>
          <table:table-cell office:value-type="float" office:value="1" calcext:value-type="float">
            <text:p>1</text:p>
          </table:table-cell>
          <table:table-cell table:formula="of:=[.G59]+[.F59]+[.E59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Default" table:formula="of:=IF([.H59]-[.I59]&gt;0; [.H59]*[.D59]; 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lklemme/red</text:p>
          </table:table-cell>
          <table:table-cell/>
          <table:table-cell office:value-type="string" calcext:value-type="string">
            <text:p><text:a xlink:href="http://www.reichelt.de/PK-4-RT/3/index.html?&amp;ACTION=3&amp;LA=446&amp;ARTICLE=14662&amp;artnr=PK+4+RT&amp;SEARCH=polklemme" xlink:type="simple">PK 4 RT</text:a></text:p>
          </table:table-cell>
          <table:table-cell office:value-type="currency" office:currency="EUR" office:value="0.71" calcext:value-type="currency">
            <text:p>0.71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60]+[.F60]+[.E6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60]-[.I60]&gt;0; [.H60]*[.D60]; 0)" office:value-type="currency" office:currency="EUR" office:value="0.71" calcext:value-type="currency">
            <text:p>0.71 €</text:p>
          </table:table-cell>
        </table:table-row>
        <table:table-row table:style-name="ro2">
          <table:table-cell office:value-type="string" calcext:value-type="string">
            <text:p>Polklemme/black</text:p>
          </table:table-cell>
          <table:table-cell/>
          <table:table-cell office:value-type="string" calcext:value-type="string">
            <text:p><text:a xlink:href="http://www.reichelt.de/PK-4-SW/3/index.html?&amp;ACTION=3&amp;LA=446&amp;ARTICLE=14663&amp;artnr=PK+4+SW&amp;SEARCH=polklemme" xlink:type="simple">PK 4 SW</text:a></text:p>
          </table:table-cell>
          <table:table-cell office:value-type="currency" office:currency="EUR" office:value="0.71" calcext:value-type="currency">
            <text:p>0.71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61]+[.F61]+[.E6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H61]-[.I61]&gt;0; [.H61]*[.D61]; 0)" office:value-type="currency" office:currency="EUR" office:value="0.71" calcext:value-type="currency">
            <text:p>0.71 €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formula="of:=SUM([.J2:.J61])" office:value-type="currency" office:currency="EUR" office:value="80.79" calcext:value-type="currency">
            <text:p>80.7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22:35:16.794711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</meta:initial-creator>
    <meta:creation-date>2016-01-22T13:26:45.144600107</meta:creation-date>
    <dc:date>2016-07-17T22:35:36.305973964</dc:date>
    <dc:creator>Jan </dc:creator>
    <meta:editing-duration>PT1H32M43S</meta:editing-duration>
    <meta:editing-cycles>6</meta:editing-cycles>
    <meta:generator>LibreOffice/4.2.8.2$Linux_X86_64 LibreOffice_project/420m0$Build-2</meta:generator>
    <meta:document-statistic meta:table-count="1" meta:cell-count="444" meta:object-count="0"/>
  </office:meta>
</office:document-meta>
</file>